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IRANSans" svg:font-family="IRAN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1e3d" officeooo:paragraph-rsid="00001e3d" style:font-weight-asian="bold" style:font-name-complex="IRANSans" style:font-weight-complex="bold"/>
    </style:style>
    <style:style style:name="P2" style:family="paragraph" style:parent-style-name="Standard">
      <style:text-properties style:font-name="Consolas" fo:font-weight="bold" officeooo:rsid="00001e3d" officeooo:paragraph-rsid="00001e3d" style:font-weight-asian="bold" style:font-weight-complex="bold"/>
    </style:style>
    <style:style style:name="P3" style:family="paragraph" style:parent-style-name="Standard">
      <style:text-properties style:font-name="Consolas" fo:font-size="14pt" fo:font-weight="bold" officeooo:rsid="00001e3d" officeooo:paragraph-rsid="00001e3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style:font-name="Consolas" officeooo:rsid="00001e3d" officeooo:paragraph-rsid="000e3c95"/>
    </style:style>
    <style:style style:name="P5" style:family="paragraph" style:parent-style-name="Standard">
      <style:paragraph-properties fo:line-height="150%"/>
      <style:text-properties fo:color="#000000" style:font-name="Consolas" fo:font-size="12pt" officeooo:rsid="00001e3d" officeooo:paragraph-rsid="000e3c95" style:font-size-asian="12pt" style:font-name-complex="IRANSans" style:font-size-complex="12pt"/>
    </style:style>
    <style:style style:name="P6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0b4059" officeooo:paragraph-rsid="000b4059" style:font-size-asian="10pt" style:font-name-complex="IRANSans" style:font-size-complex="10pt"/>
    </style:style>
    <style:style style:name="P7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0b4059" officeooo:paragraph-rsid="00135cba" style:font-size-asian="10pt" style:font-name-complex="IRANSans" style:font-size-complex="10pt"/>
    </style:style>
    <style:style style:name="P8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0b4059" officeooo:paragraph-rsid="00144957" style:font-size-asian="10pt" style:font-name-complex="IRANSans" style:font-size-complex="10pt"/>
    </style:style>
    <style:style style:name="P9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147409" officeooo:paragraph-rsid="00147409" style:font-size-asian="10pt" style:font-name-complex="IRANSans" style:font-size-complex="10pt"/>
    </style:style>
    <style:style style:name="P10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147409" officeooo:paragraph-rsid="00171ccf" style:font-size-asian="10pt" style:font-name-complex="IRANSans" style:font-size-complex="10pt"/>
    </style:style>
    <style:style style:name="P11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160d36" officeooo:paragraph-rsid="00160d36" style:font-size-asian="10pt" style:font-name-complex="IRANSans" style:font-size-complex="10pt"/>
    </style:style>
    <style:style style:name="P12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160d36" officeooo:paragraph-rsid="00188f8d" style:font-size-asian="10pt" style:font-name-complex="IRANSans" style:font-size-complex="10pt"/>
    </style:style>
    <style:style style:name="P13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160d36" officeooo:paragraph-rsid="00190c82" style:font-size-asian="10pt" style:font-name-complex="IRANSans" style:font-size-complex="10pt"/>
    </style:style>
    <style:style style:name="P14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160d36" officeooo:paragraph-rsid="001ca5d8" style:font-size-asian="10pt" style:font-name-complex="IRANSans" style:font-size-complex="10pt"/>
    </style:style>
    <style:style style:name="P15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160d36" officeooo:paragraph-rsid="001e69b4" style:font-size-asian="10pt" style:font-name-complex="IRANSans" style:font-size-complex="10pt"/>
    </style:style>
    <style:style style:name="P16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0e3c95" officeooo:paragraph-rsid="000e3c95" style:font-size-asian="10pt" style:font-name-complex="IRANSans" style:font-size-complex="10pt"/>
    </style:style>
    <style:style style:name="P17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001e3d" officeooo:paragraph-rsid="00001e3d" style:font-size-asian="10pt" style:font-name-complex="IRANSans" style:font-size-complex="10pt"/>
    </style:style>
    <style:style style:name="P18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001e3d" officeooo:paragraph-rsid="00006df1" style:font-size-asian="10pt" style:font-name-complex="IRANSans" style:font-size-complex="10pt"/>
    </style:style>
    <style:style style:name="P19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01c270" officeooo:paragraph-rsid="0001c270" style:font-size-asian="10pt" style:font-name-complex="IRANSans" style:font-size-complex="10pt"/>
    </style:style>
    <style:style style:name="P20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01c270" officeooo:paragraph-rsid="00057585" style:font-size-asian="10pt" style:font-name-complex="IRANSans" style:font-size-complex="10pt"/>
    </style:style>
    <style:style style:name="P21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0892c5" officeooo:paragraph-rsid="000892c5" style:font-size-asian="10pt" style:font-name-complex="IRANSans" style:font-size-complex="10pt"/>
    </style:style>
    <style:style style:name="P22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05edeb" officeooo:paragraph-rsid="0005edeb" style:font-size-asian="10pt" style:font-name-complex="IRANSans" style:font-size-complex="10pt"/>
    </style:style>
    <style:style style:name="P23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0a17ae" officeooo:paragraph-rsid="000a17ae" style:font-size-asian="10pt" style:font-name-complex="IRANSans" style:font-size-complex="10pt"/>
    </style:style>
    <style:style style:name="P24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0febce" officeooo:paragraph-rsid="000e3c95" style:font-size-asian="10pt" style:font-name-complex="IRANSans" style:font-size-complex="10pt"/>
    </style:style>
    <style:style style:name="P25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0febce" officeooo:paragraph-rsid="000febce" style:font-size-asian="10pt" style:font-name-complex="IRANSans" style:font-size-complex="10pt"/>
    </style:style>
    <style:style style:name="P26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0febce" officeooo:paragraph-rsid="0011e21f" style:font-size-asian="10pt" style:font-name-complex="IRANSans" style:font-size-complex="10pt"/>
    </style:style>
    <style:style style:name="P27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1ef69e" officeooo:paragraph-rsid="0020aa4c" style:font-size-asian="10pt" style:font-name-complex="IRANSans" style:font-size-complex="10pt"/>
    </style:style>
    <style:style style:name="P28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1ef69e" officeooo:paragraph-rsid="00227136" style:font-size-asian="10pt" style:font-name-complex="IRANSans" style:font-size-complex="10pt"/>
    </style:style>
    <style:style style:name="P29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1ef69e" officeooo:paragraph-rsid="00232e21" style:font-size-asian="10pt" style:font-name-complex="IRANSans" style:font-size-complex="10pt"/>
    </style:style>
    <style:style style:name="P30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1ef69e" officeooo:paragraph-rsid="00249c4c" style:font-size-asian="10pt" style:font-name-complex="IRANSans" style:font-size-complex="10pt"/>
    </style:style>
    <style:style style:name="P31" style:family="paragraph" style:parent-style-name="Standard">
      <style:paragraph-properties fo:line-height="150%" fo:text-align="justify" style:justify-single-word="false" style:writing-mode="rl-tb"/>
      <style:text-properties fo:color="#808080" style:font-name="Consolas" fo:font-size="10pt" officeooo:rsid="001ef69e" officeooo:paragraph-rsid="00232e21" style:font-size-asian="10pt" style:font-name-complex="IRANSans" style:font-size-complex="10pt"/>
    </style:style>
    <style:style style:name="P32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171ccf" officeooo:paragraph-rsid="00171ccf" style:font-size-asian="10pt" style:font-name-complex="IRANSans" style:font-size-complex="10pt"/>
    </style:style>
    <style:style style:name="P33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249c4c" officeooo:paragraph-rsid="00249c4c" style:font-size-asian="10pt" style:font-name-complex="IRANSans" style:font-size-complex="10pt"/>
    </style:style>
    <style:style style:name="P34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officeooo:rsid="00249c4c" officeooo:paragraph-rsid="0024d090" style:font-size-asian="10pt" style:font-name-complex="IRANSans" style:font-size-complex="10pt"/>
    </style:style>
    <style:style style:name="P35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style:text-underline-style="none" officeooo:rsid="00249c4c" officeooo:paragraph-rsid="0024d090" style:font-size-asian="10pt" style:font-name-complex="IRANSans" style:font-size-complex="10pt"/>
    </style:style>
    <style:style style:name="P36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style:text-underline-style="none" officeooo:rsid="0024d090" officeooo:paragraph-rsid="00259a52" style:font-size-asian="10pt" style:font-name-complex="IRANSans" style:font-size-complex="10pt"/>
    </style:style>
    <style:style style:name="P37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style:text-underline-style="none" officeooo:rsid="00160d36" officeooo:paragraph-rsid="0025dfb0" style:font-size-asian="10pt" style:font-name-complex="IRANSans" style:font-size-complex="10pt"/>
    </style:style>
    <style:style style:name="P38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style:text-underline-style="none" officeooo:rsid="001ef69e" officeooo:paragraph-rsid="0025dfb0" style:font-size-asian="10pt" style:font-name-complex="IRANSans" style:font-size-complex="10pt"/>
    </style:style>
    <style:style style:name="P39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style:text-underline-style="none" officeooo:rsid="001ef69e" officeooo:paragraph-rsid="0025fea1" style:font-size-asian="10pt" style:font-name-complex="IRANSans" style:font-size-complex="10pt"/>
    </style:style>
    <style:style style:name="P40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style:text-underline-style="none" officeooo:rsid="00001e3d" officeooo:paragraph-rsid="0027cb89" style:font-size-asian="10pt" style:font-name-complex="IRANSans" style:font-size-complex="10pt"/>
    </style:style>
    <style:style style:name="P41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9pt" officeooo:rsid="00160d36" officeooo:paragraph-rsid="00160d36" style:font-size-asian="9pt" style:font-name-complex="IRANSans" style:font-size-complex="9pt"/>
    </style:style>
    <style:style style:name="P42" style:family="paragraph" style:parent-style-name="Standard">
      <style:paragraph-properties fo:line-height="150%" fo:text-align="end" style:justify-single-word="false" style:writing-mode="rl-tb"/>
      <style:text-properties fo:color="#808080" fo:font-size="10pt" officeooo:rsid="00001e3d" officeooo:paragraph-rsid="00001e3d" style:font-size-asian="10pt" style:font-name-complex="IRANSans" style:font-size-complex="10pt"/>
    </style:style>
    <style:style style:name="P43" style:family="paragraph" style:parent-style-name="Standard">
      <style:paragraph-properties fo:line-height="150%" fo:text-align="end" style:justify-single-word="false" style:writing-mode="rl-tb"/>
      <style:text-properties fo:color="#b2b2b2" style:font-name="Consolas" fo:font-size="12pt" officeooo:rsid="00147409" officeooo:paragraph-rsid="00164e07" style:font-size-asian="12pt" style:font-name-complex="IRANSans" style:font-size-complex="12pt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808080" style:font-name="Consolas" fo:font-size="10pt" officeooo:rsid="000b4059" officeooo:paragraph-rsid="00144957" style:font-size-asian="10pt" style:font-name-complex="IRANSans" style:font-size-complex="10pt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808080" style:font-name="Consolas" fo:font-size="10pt" officeooo:rsid="0001c270" officeooo:paragraph-rsid="000e3c95" style:font-size-asian="10pt" style:font-name-complex="IRANSans" style:font-size-complex="10pt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0487e6" officeooo:paragraph-rsid="000e3c95" style:font-size-asian="12pt" style:font-name-complex="IRANSans" style:font-size-complex="12pt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0487e6" officeooo:paragraph-rsid="000febce" style:font-size-asian="12pt" style:font-name-complex="IRANSans" style:font-size-complex="12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0487e6" officeooo:paragraph-rsid="0011e21f" style:font-size-asian="12pt" style:font-name-complex="IRANSans" style:font-size-complex="12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0487e6" officeooo:paragraph-rsid="00135cba" style:font-size-asian="12pt" style:font-name-complex="IRANSans" style:font-size-complex="12pt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0487e6" officeooo:paragraph-rsid="00144957" style:font-size-asian="12pt" style:font-name-complex="IRANSans" style:font-size-complex="12pt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0487e6" officeooo:paragraph-rsid="00147409" style:font-size-asian="12pt" style:font-name-complex="IRANSans" style:font-size-complex="12pt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0487e6" officeooo:paragraph-rsid="00164e07" style:font-size-asian="12pt" style:font-name-complex="IRANSans" style:font-size-complex="12pt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0487e6" officeooo:paragraph-rsid="00188f8d" style:font-size-asian="12pt" style:font-name-complex="IRANSans" style:font-size-complex="12pt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0487e6" officeooo:paragraph-rsid="00227136" style:font-size-asian="12pt" style:font-name-complex="IRANSans" style:font-size-complex="12pt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0487e6" officeooo:paragraph-rsid="00232e21" style:font-size-asian="12pt" style:font-name-complex="IRANSans" style:font-size-complex="12pt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0487e6" officeooo:paragraph-rsid="00249c4c" style:font-size-asian="12pt" style:font-name-complex="IRANSans" style:font-size-complex="12pt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0487e6" officeooo:paragraph-rsid="00249d33" style:font-size-asian="12pt" style:font-name-complex="IRANSans" style:font-size-complex="12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147409" officeooo:paragraph-rsid="00190c82" style:font-size-asian="12pt" style:font-name-complex="IRANSans" style:font-size-complex="12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147409" officeooo:paragraph-rsid="001ca5d8" style:font-size-asian="12pt" style:font-name-complex="IRANSans" style:font-size-complex="12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147409" officeooo:paragraph-rsid="001b2542" style:font-size-asian="12pt" style:font-name-complex="IRANSans" style:font-size-complex="12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147409" officeooo:paragraph-rsid="001e69b4" style:font-size-asian="12pt" style:font-name-complex="IRANSans" style:font-size-complex="12pt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147409" officeooo:paragraph-rsid="0020aa4c" style:font-size-asian="12pt" style:font-name-complex="IRANSans" style:font-size-complex="12pt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147409" officeooo:paragraph-rsid="0025dfb0" style:font-size-asian="12pt" style:font-name-complex="IRANSans" style:font-size-complex="12pt"/>
    </style:style>
    <style:style style:name="P64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001e3d" officeooo:paragraph-rsid="000e3c95" style:font-size-asian="12pt" style:font-name-complex="IRANSans" style:font-size-complex="12pt"/>
    </style:style>
    <style:style style:name="P65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001e3d" officeooo:paragraph-rsid="0027cb89" style:font-size-asian="12pt" style:font-name-complex="IRANSans" style:font-size-complex="12pt"/>
    </style:style>
    <style:style style:name="P66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officeooo:rsid="0001c270" officeooo:paragraph-rsid="000e3c95" style:font-size-asian="12pt" style:font-name-complex="IRANSans" style:font-size-complex="12pt"/>
    </style:style>
    <style:style style:name="P67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style:text-underline-style="none" officeooo:rsid="000487e6" officeooo:paragraph-rsid="00249d33" style:font-size-asian="12pt" style:font-name-complex="IRANSans" style:font-size-complex="12pt"/>
    </style:style>
    <style:style style:name="P68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style:text-underline-style="none" officeooo:rsid="000487e6" officeooo:paragraph-rsid="0024d090" style:font-size-asian="12pt" style:font-name-complex="IRANSans" style:font-size-complex="12pt"/>
    </style:style>
    <style:style style:name="P69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style:text-underline-style="none" officeooo:rsid="000487e6" officeooo:paragraph-rsid="00259a52" style:font-size-asian="12pt" style:font-name-complex="IRANSans" style:font-size-complex="12pt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style:text-underline-style="none" officeooo:rsid="00147409" officeooo:paragraph-rsid="0025dfb0" style:font-size-asian="12pt" style:font-name-complex="IRANSans" style:font-size-complex="12pt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style:text-underline-style="none" officeooo:rsid="00147409" officeooo:paragraph-rsid="0025fea1" style:font-size-asian="12pt" style:font-name-complex="IRANSans" style:font-size-complex="12pt"/>
    </style:style>
    <style:style style:name="P72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1pt" officeooo:rsid="00001e3d" officeooo:paragraph-rsid="000e3c95" style:font-size-asian="11pt" style:font-name-complex="IRANSans" style:font-size-complex="11pt"/>
    </style:style>
    <style:style style:name="P73" style:family="paragraph" style:parent-style-name="Preformatted_20_Text">
      <style:paragraph-properties fo:line-height="150%" fo:text-align="start" style:justify-single-word="false" style:writing-mode="lr-tb"/>
      <style:text-properties fo:color="#000000" style:font-name="Consolas" fo:font-size="12pt" officeooo:rsid="000487e6" officeooo:paragraph-rsid="000e3c95" style:font-size-asian="12pt" style:font-name-complex="IRANSans" style:font-size-complex="12pt"/>
    </style:style>
    <style:style style:name="P74" style:family="paragraph" style:parent-style-name="Preformatted_20_Text">
      <style:paragraph-properties fo:margin-top="0in" fo:margin-bottom="0.1965in" loext:contextual-spacing="false" fo:line-height="150%"/>
      <style:text-properties fo:color="#000000" style:font-name="Consolas" fo:font-size="12pt" officeooo:rsid="000487e6" officeooo:paragraph-rsid="000e3c95" style:font-size-asian="12pt" style:font-name-complex="IRANSans" style:font-size-complex="12pt"/>
    </style:style>
    <style:style style:name="P75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style:text-underline-style="none" officeooo:rsid="00001e3d" officeooo:paragraph-rsid="00298017" style:font-size-asian="12pt" style:font-name-complex="IRANSans" style:font-size-complex="12pt"/>
    </style:style>
    <style:style style:name="P76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style:text-underline-style="none" officeooo:rsid="00001e3d" officeooo:paragraph-rsid="002af768" style:font-size-asian="12pt" style:font-name-complex="IRANSans" style:font-size-complex="12pt"/>
    </style:style>
    <style:style style:name="P77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style:text-underline-style="none" officeooo:rsid="00001e3d" officeooo:paragraph-rsid="002b62ed" style:font-size-asian="12pt" style:font-name-complex="IRANSans" style:font-size-complex="12pt"/>
    </style:style>
    <style:style style:name="P78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style:text-underline-style="none" officeooo:rsid="00001e3d" officeooo:paragraph-rsid="002cef71" style:font-size-asian="12pt" style:font-name-complex="IRANSans" style:font-size-complex="12pt"/>
    </style:style>
    <style:style style:name="P79" style:family="paragraph" style:parent-style-name="Standard">
      <style:paragraph-properties fo:line-height="150%" fo:text-align="start" style:justify-single-word="false" style:writing-mode="lr-tb"/>
      <style:text-properties fo:color="#000000" style:font-name="Consolas" fo:font-size="12pt" style:text-underline-style="none" officeooo:rsid="002af768" officeooo:paragraph-rsid="002c29d5" style:font-size-asian="12pt" style:font-name-complex="IRANSans" style:font-size-complex="12pt"/>
    </style:style>
    <style:style style:name="P80" style:family="paragraph" style:parent-style-name="Standard">
      <style:paragraph-properties fo:line-height="150%" fo:text-align="justify" style:justify-single-word="false" style:writing-mode="rl-tb"/>
      <style:text-properties fo:color="#000000" style:font-name="Consolas" fo:font-size="12pt" style:text-underline-style="none" officeooo:rsid="002c29d5" officeooo:paragraph-rsid="002c29d5" style:font-size-asian="12pt" style:font-name-complex="IRANSans" style:font-size-complex="12pt"/>
    </style:style>
    <style:style style:name="P81" style:family="paragraph" style:parent-style-name="Standard">
      <style:paragraph-properties fo:line-height="150%" fo:text-align="end" style:justify-single-word="false" style:writing-mode="rl-tb"/>
      <style:text-properties fo:color="#808080" style:font-name="Consolas" fo:font-size="10pt" style:text-underline-style="none" officeooo:rsid="0027cb89" officeooo:paragraph-rsid="00292c52" style:font-size-asian="10pt" style:font-name-complex="IRANSans" style:font-size-complex="10pt"/>
    </style:style>
    <style:style style:name="P82" style:family="paragraph" style:parent-style-name="Standard">
      <style:paragraph-properties fo:line-height="150%" fo:text-align="justify" style:justify-single-word="false" style:writing-mode="rl-tb"/>
      <style:text-properties fo:color="#808080" style:font-name="Consolas" fo:font-size="10pt" style:text-underline-style="none" officeooo:rsid="0027cb89" officeooo:paragraph-rsid="002af768" style:font-size-asian="10pt" style:font-name-complex="IRANSans" style:font-size-complex="10pt"/>
    </style:style>
    <style:style style:name="P83" style:family="paragraph" style:parent-style-name="Standard">
      <style:paragraph-properties fo:line-height="150%" fo:text-align="justify" style:justify-single-word="false" style:writing-mode="rl-tb"/>
      <style:text-properties fo:color="#808080" style:font-name="Consolas" fo:font-size="10pt" style:text-underline-style="none" officeooo:rsid="002c29d5" officeooo:paragraph-rsid="002c29d5" style:font-size-asian="10pt" style:font-name-complex="IRANSans" style:font-size-complex="10pt"/>
    </style:style>
    <style:style style:name="T1" style:family="text">
      <style:text-properties officeooo:rsid="00001e3d"/>
    </style:style>
    <style:style style:name="T2" style:family="text">
      <style:text-properties officeooo:rsid="0001c270"/>
    </style:style>
    <style:style style:name="T3" style:family="text">
      <style:text-properties fo:color="#faa61a"/>
    </style:style>
    <style:style style:name="T4" style:family="text">
      <style:text-properties fo:color="#faa61a" fo:font-size="12pt" officeooo:rsid="000487e6" style:font-size-asian="12pt" style:font-size-complex="12pt"/>
    </style:style>
    <style:style style:name="T5" style:family="text">
      <style:text-properties fo:color="#faa61a" officeooo:rsid="00001e3d"/>
    </style:style>
    <style:style style:name="T6" style:family="text">
      <style:text-properties fo:color="#faa61a" officeooo:rsid="00144957"/>
    </style:style>
    <style:style style:name="T7" style:family="text">
      <style:text-properties fo:color="#faa61a" officeooo:rsid="00147409"/>
    </style:style>
    <style:style style:name="T8" style:family="text">
      <style:text-properties fo:color="#faa61a" officeooo:rsid="001ca5d8"/>
    </style:style>
    <style:style style:name="T9" style:family="text">
      <style:text-properties fo:color="#faa61a" officeooo:rsid="0020aa4c"/>
    </style:style>
    <style:style style:name="T10" style:family="text">
      <style:text-properties fo:color="#faa61a" officeooo:rsid="00227136"/>
    </style:style>
    <style:style style:name="T11" style:family="text">
      <style:text-properties fo:color="#faa61a" officeooo:rsid="00232e21"/>
    </style:style>
    <style:style style:name="T12" style:family="text">
      <style:text-properties fo:color="#faa61a" officeooo:rsid="0025dfb0"/>
    </style:style>
    <style:style style:name="T13" style:family="text">
      <style:text-properties fo:color="#faa61a" officeooo:rsid="002af768"/>
    </style:style>
    <style:style style:name="T14" style:family="text">
      <style:text-properties fo:color="#faa61a" officeooo:rsid="002aff85"/>
    </style:style>
    <style:style style:name="T15" style:family="text">
      <style:text-properties officeooo:rsid="000487e6"/>
    </style:style>
    <style:style style:name="T16" style:family="text">
      <style:text-properties fo:font-size="12pt" officeooo:rsid="000487e6" style:font-size-asian="12pt" style:font-size-complex="12pt"/>
    </style:style>
    <style:style style:name="T17" style:family="text">
      <style:text-properties fo:color="#000000" fo:font-size="12pt" officeooo:rsid="000487e6" style:font-size-asian="12pt" style:font-size-complex="12pt"/>
    </style:style>
    <style:style style:name="T18" style:family="text">
      <style:text-properties fo:color="#000000" fo:font-size="12pt" officeooo:rsid="000487e6" style:font-size-asian="12pt" style:font-name-complex="IRANSans" style:font-size-complex="12pt"/>
    </style:style>
    <style:style style:name="T19" style:family="text">
      <style:text-properties officeooo:rsid="0007d9a4"/>
    </style:style>
    <style:style style:name="T20" style:family="text">
      <style:text-properties officeooo:rsid="0011e21f"/>
    </style:style>
    <style:style style:name="T21" style:family="text">
      <style:text-properties officeooo:rsid="00135cba"/>
    </style:style>
    <style:style style:name="T22" style:family="text">
      <style:text-properties officeooo:rsid="00144957"/>
    </style:style>
    <style:style style:name="T23" style:family="text">
      <style:text-properties officeooo:rsid="00147409"/>
    </style:style>
    <style:style style:name="T24" style:family="text">
      <style:text-properties fo:color="#21409a" officeooo:rsid="00147409"/>
    </style:style>
    <style:style style:name="T25" style:family="text">
      <style:text-properties fo:color="#21409a" officeooo:rsid="00249d33"/>
    </style:style>
    <style:style style:name="T26" style:family="text">
      <style:text-properties fo:color="#21409a" officeooo:rsid="00232e21"/>
    </style:style>
    <style:style style:name="T27" style:family="text">
      <style:text-properties fo:color="#21409a" officeooo:rsid="00249c4c"/>
    </style:style>
    <style:style style:name="T28" style:family="text">
      <style:text-properties fo:color="#ed1c24"/>
    </style:style>
    <style:style style:name="T29" style:family="text">
      <style:text-properties fo:color="#ed1c24" officeooo:rsid="00147409"/>
    </style:style>
    <style:style style:name="T30" style:family="text">
      <style:text-properties fo:color="#ed1c24" officeooo:rsid="0027cb89"/>
    </style:style>
    <style:style style:name="T31" style:family="text">
      <style:text-properties fo:color="#ed1c24" officeooo:rsid="0025fea1"/>
    </style:style>
    <style:style style:name="T32" style:family="text">
      <style:text-properties fo:color="#ed1c24" officeooo:rsid="0025dfb0"/>
    </style:style>
    <style:style style:name="T33" style:family="text">
      <style:text-properties fo:color="#ed1c24" officeooo:rsid="00249c4c"/>
    </style:style>
    <style:style style:name="T34" style:family="text">
      <style:text-properties fo:color="#ed1c24" officeooo:rsid="00249d33"/>
    </style:style>
    <style:style style:name="T35" style:family="text">
      <style:text-properties fo:color="#ed1c24" officeooo:rsid="00135cba"/>
    </style:style>
    <style:style style:name="T36" style:family="text">
      <style:text-properties fo:color="#ed1c24" officeooo:rsid="001e69b4"/>
    </style:style>
    <style:style style:name="T37" style:family="text">
      <style:text-properties fo:color="#999999" officeooo:rsid="00147409"/>
    </style:style>
    <style:style style:name="T38" style:family="text">
      <style:text-properties officeooo:rsid="00164e07"/>
    </style:style>
    <style:style style:name="T39" style:family="text">
      <style:text-properties fo:color="#b2b2b2" officeooo:rsid="00147409"/>
    </style:style>
    <style:style style:name="T40" style:family="text">
      <style:text-properties officeooo:rsid="00188f8d"/>
    </style:style>
    <style:style style:name="T41" style:family="text">
      <style:text-properties officeooo:rsid="001ca5d8"/>
    </style:style>
    <style:style style:name="T42" style:family="text">
      <style:text-properties officeooo:rsid="001e69b4"/>
    </style:style>
    <style:style style:name="T43" style:family="text">
      <style:text-properties officeooo:rsid="001ef69e"/>
    </style:style>
    <style:style style:name="T44" style:family="text">
      <style:text-properties officeooo:rsid="00232e21"/>
    </style:style>
    <style:style style:name="T45" style:family="text">
      <style:text-properties officeooo:rsid="00249c4c"/>
    </style:style>
    <style:style style:name="T46" style:family="text">
      <style:text-properties officeooo:rsid="00249d33"/>
    </style:style>
    <style:style style:name="T47" style:family="text">
      <style:text-properties officeooo:rsid="0024d090"/>
    </style:style>
    <style:style style:name="T48" style:family="text">
      <style:text-properties fo:font-size="11pt" officeooo:rsid="00249d33" style:font-size-asian="11pt" style:font-size-complex="11pt"/>
    </style:style>
    <style:style style:name="T49" style:family="text">
      <style:text-properties fo:font-size="6pt" officeooo:rsid="00249d33" style:font-size-asian="6pt" style:font-size-complex="6pt"/>
    </style:style>
    <style:style style:name="T50" style:family="text">
      <style:text-properties fo:color="#87d1d1" fo:font-size="8pt" officeooo:rsid="00249d33" style:font-size-asian="8pt" style:font-size-complex="8pt"/>
    </style:style>
    <style:style style:name="T51" style:family="text">
      <style:text-properties fo:color="#87d1d1" fo:font-size="5pt" officeooo:rsid="00249d33" style:font-size-asian="5pt" style:font-size-complex="5pt"/>
    </style:style>
    <style:style style:name="T52" style:family="text">
      <style:text-properties fo:color="#87d1d1" fo:font-size="10pt" officeooo:rsid="002b62ed" style:font-size-asian="10pt" style:font-size-complex="10pt"/>
    </style:style>
    <style:style style:name="T53" style:family="text">
      <style:text-properties fo:color="#87d1d1" fo:font-size="10pt" officeooo:rsid="002cef71" style:font-size-asian="10pt" style:font-size-complex="10pt"/>
    </style:style>
    <style:style style:name="T54" style:family="text">
      <style:text-properties fo:color="#87d1d1" officeooo:rsid="002cef71"/>
    </style:style>
    <style:style style:name="T55" style:family="text">
      <style:text-properties officeooo:rsid="0025dfb0"/>
    </style:style>
    <style:style style:name="T56" style:family="text">
      <style:text-properties officeooo:rsid="0025fea1"/>
    </style:style>
    <style:style style:name="T57" style:family="text">
      <style:text-properties officeooo:rsid="0027cb89"/>
    </style:style>
    <style:style style:name="T58" style:family="text">
      <style:text-properties fo:color="#a3238e"/>
    </style:style>
    <style:style style:name="T59" style:family="text">
      <style:text-properties fo:color="#00a65d"/>
    </style:style>
    <style:style style:name="T60" style:family="text">
      <style:text-properties fo:color="#00a65d" officeooo:rsid="00147409"/>
    </style:style>
    <style:style style:name="T61" style:family="text">
      <style:text-properties fo:color="#0066b3" officeooo:rsid="00249c4c"/>
    </style:style>
    <style:style style:name="T62" style:family="text">
      <style:text-properties officeooo:rsid="00292c52"/>
    </style:style>
    <style:style style:name="T63" style:family="text">
      <style:text-properties officeooo:rsid="002af768"/>
    </style:style>
    <style:style style:name="T64" style:family="text">
      <style:text-properties fo:color="#ef413d"/>
    </style:style>
    <style:style style:name="T65" style:family="text">
      <style:text-properties fo:color="#ef413d" officeooo:rsid="002af768"/>
    </style:style>
    <style:style style:name="T66" style:family="text">
      <style:text-properties fo:color="#ef413d" officeooo:rsid="002c29d5"/>
    </style:style>
    <style:style style:name="T67" style:family="text">
      <style:text-properties fo:color="#ef413d" fo:font-size="10pt" style:font-size-asian="10pt" style:font-size-complex="10pt"/>
    </style:style>
    <style:style style:name="T68" style:family="text">
      <style:text-properties fo:color="#ef413d" fo:font-size="10pt" officeooo:rsid="002af768" style:font-size-asian="10pt" style:font-size-complex="10pt"/>
    </style:style>
    <style:style style:name="T69" style:family="text">
      <style:text-properties fo:color="#ef413d" officeooo:rsid="002cef71"/>
    </style:style>
    <style:style style:name="T70" style:family="text">
      <style:text-properties fo:color="#00b6bd" officeooo:rsid="002af768"/>
    </style:style>
    <style:style style:name="T71" style:family="text">
      <style:text-properties officeooo:rsid="002b62ed"/>
    </style:style>
    <style:style style:name="T72" style:family="text">
      <style:text-properties fo:color="#cccccc" fo:font-size="10pt" officeooo:rsid="002af768" style:font-size-asian="10pt" style:font-size-complex="10pt"/>
    </style:style>
    <style:style style:name="T73" style:family="text">
      <style:text-properties fo:color="#cccccc" fo:font-size="10pt" officeooo:rsid="002cef71" style:font-size-asian="10pt" style:font-size-complex="10pt"/>
    </style:style>
    <style:style style:name="T74" style:family="text">
      <style:text-properties fo:font-size="8pt" officeooo:rsid="002b62ed" style:font-size-asian="8pt" style:font-size-complex="8pt"/>
    </style:style>
    <style:style style:name="T75" style:family="text">
      <style:text-properties fo:color="#808080" fo:font-size="10pt" style:font-size-asian="10pt" style:font-size-complex="10pt"/>
    </style:style>
    <style:style style:name="T76" style:family="text">
      <style:text-properties officeooo:rsid="002cef71"/>
    </style:style>
    <style:style style:name="T77" style:family="text">
      <style:text-properties fo:color="#bce4e5" officeooo:rsid="002cef71"/>
    </style:style>
    <style:style style:name="T78" style:family="text">
      <style:text-properties fo:color="#59c5c7" fo:font-size="10pt" style:font-size-asian="10pt" style:font-size-complex="10pt"/>
    </style:style>
    <style:style style:name="T79" style:family="text">
      <style:text-properties fo:color="#59c5c7" fo:font-size="10pt" officeooo:rsid="002cef71" style:font-size-asian="10pt" style:font-size-complex="10pt"/>
    </style:style>
    <style:style style:name="T80" style:family="text">
      <style:text-properties fo:color="#59c5c7" fo:font-size="11pt" style:font-size-asian="11pt" style:font-size-complex="11pt"/>
    </style:style>
    <style:style style:name="T81" style:family="text">
      <style:text-properties fo:color="#59c5c7" fo:font-size="11pt" officeooo:rsid="002cef71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سمه تعالی</text:p>
      <text:p text:style-name="P3">git</text:p>
      <text:p text:style-name="P2"/>
      <text:p text:style-name="P4"><text:span text:style-name="T18">$</text:span> git init</text:p>
      <text:p text:style-name="P42">گیت را در دایرکتوری جاری اجرا می‌کند.</text:p>
      <text:p text:style-name="P73">$ git add .</text:p>
      <text:p text:style-name="P74">$ git commit <text:span text:style-name="T58">-m</text:span> ‘<text:span text:style-name="T5">SOME Messages ...</text:span><text:span text:style-name="T1">’</text:span></text:p>
      <text:p text:style-name="P16">بعد از ساخت گیت برای ایجاد برنچ master.</text:p>
      <text:p text:style-name="P4"><text:span text:style-name="T18">$</text:span> git status </text:p>
      <text:p text:style-name="P17">اتفاقات و تغییرات را در این دایرکتوری نشان می‌دهد.</text:p>
      <text:p text:style-name="P4"><text:span text:style-name="T18">$</text:span> git add <text:span text:style-name="T3">FILE_NAME</text:span></text:p>
      <text:p text:style-name="P17">اگر بخواهیم فایل مشخصی را <text:span text:style-name="T2">به stage </text:span>اضافه کنیم.</text:p>
      <text:p text:style-name="P4"><text:span text:style-name="T18">$</text:span> git add -A</text:p>
      <text:p text:style-name="P17">اگر بخواهیم تمام فایل‌های دایرکتوری را <text:span text:style-name="T2">به stage </text:span>اضافه نماییم.</text:p>
      <text:p text:style-name="P64"><text:span text:style-name="T15">$</text:span> git commit <text:span text:style-name="T58">-m</text:span> ‘<text:span text:style-name="T3">SOME Messages ...</text:span>’</text:p>
      <text:p text:style-name="P17">فایل‌هایی که بخواهیم به stage اضافه نماییم را باید commit کنیم با یک message.</text:p>
      <text:p text:style-name="P5"><text:span text:style-name="T15">$</text:span> git log</text:p>
      <text:p text:style-name="P18">تمام پیام‌هایی که در هنگام commit کردن وارد کردیم در اینجا نمایش داده می‌شود.</text:p>
      <text:p text:style-name="P72"><text:span text:style-name="T16">$</text:span><text:span text:style-name="T2"> git diff HEAD</text:span></text:p>
      <text:p text:style-name="P19">آخرین تغییراتی که در فایل‌ها انجام شده است را نسبت به حالت قبلی (قبل از commit کردن) نشان می‌دهد.</text:p>
      <text:p text:style-name="P21">(HEAD همان commit آخر ما هست.)</text:p>
      <text:p text:style-name="P66"><text:span text:style-name="T15">$</text:span> git diff <text:span text:style-name="T58">--staged</text:span> </text:p>
      <text:p text:style-name="P19">آخرین تغییرات فایل‌های روی stage را نشان می‌دهد.</text:p>
      <text:p text:style-name="P45"><text:span text:style-name="T17">$ git reset</text:span><text:span text:style-name="T16"> </text:span><text:span text:style-name="T4">FILE_NAME</text:span></text:p>
      <text:p text:style-name="P20">اگر بخواهیم فایل خاصی را از stage پاک کنیم که commit نشود.</text:p>
      <text:p text:style-name="P46">$ git checkout <text:span text:style-name="T59">--</text:span> <text:span text:style-name="T3">FILE_NAME</text:span></text:p>
      <text:p text:style-name="P22">اگر بخواهیم آخرین تغییرات فایلی خاص را به ذخیره قبلی <text:span text:style-name="T19">(آخرین commit) </text:span>بازگردانیم.</text:p>
      <text:p text:style-name="P22"/>
      <text:p text:style-name="P46">$ git branch</text:p>
      <text:p text:style-name="P23">نشان می‌دهد چند شاخه در گیت جاری داریم.</text:p>
      <text:p text:style-name="P46"><text:soft-page-break/>$ git branch <text:span text:style-name="T3">NAME_OF_BRANCH</text:span></text:p>
      <text:p text:style-name="P6">ایجاد شاخه جدید در گیت جاری.</text:p>
      <text:p text:style-name="P46">$ git checkout <text:span text:style-name="T3">NAME_OF_BRANCH</text:span></text:p>
      <text:p text:style-name="P24">جابجایی بین شاخه‌ها.</text:p>
      <text:p text:style-name="P47">$ git merge <text:span text:style-name="T3">NAME_OF_BRANCH</text:span></text:p>
      <text:p text:style-name="P25">در صورتی که بخواهیم تغییرات انجام شده در برنچ مشخصی را با گیت مستر ادغام نماییم.</text:p>
      <text:p text:style-name="P48">$ git <text:span text:style-name="T20">rm </text:span><text:span text:style-name="T3">FILE_NAME</text:span></text:p>
      <text:p text:style-name="P26">برای پاک کردن فایل مشخصی هم از گیت و هم از فایل سیستم. </text:p>
      <text:p text:style-name="P49">$ git branch <text:span text:style-name="T28">-</text:span><text:span text:style-name="T35">d</text:span> <text:span text:style-name="T3">NAME_OF_BRANCH</text:span></text:p>
      <text:p text:style-name="P7"><text:span text:style-name="T21">حذف</text:span> شاخه <text:span text:style-name="T21">مشخصی</text:span> در گیت جاری.</text:p>
      <text:p text:style-name="P50">$ git <text:span text:style-name="T22">clone</text:span><text:span text:style-name="T6"> URL_ADDRESS</text:span></text:p>
      <text:p text:style-name="P8">برای اضافه کردن یک دایرکتوری گیت مثلا از روی گیت هاب بر روی کامپیوتر شما.</text:p>
      <text:p text:style-name="P44"/>
      <text:p text:style-name="P51">$ git <text:span text:style-name="T23">push </text:span><text:span text:style-name="T29">origin</text:span><text:span text:style-name="T23"> </text:span><text:span text:style-name="T24">master</text:span></text:p>
      <text:p text:style-name="P9"><text:span text:style-name="T28">توجه:</text:span> origin همان جایی که پروژه گیت را در اینترنت داریم.</text:p>
      <text:p text:style-name="P10">تغییرات master را بر روی origin می‌نویسد. (push می‌کند) </text:p>
      <text:p text:style-name="P32">نیازی به اتصال با نام کاربری و رمز عبور دارد.</text:p>
      <text:p text:style-name="P51">$ git pull<text:span text:style-name="T6"> </text:span><text:span text:style-name="T29">origin</text:span><text:span text:style-name="T7"> </text:span><text:span text:style-name="T24">master</text:span></text:p>
      <text:p text:style-name="P10">تغییرات origin را بر روی master می‌نویسد. (pull می‌کند) </text:p>
      <text:p text:style-name="P32">نیازی به اتصال با نام کاربری و رمز عبور ندارد.</text:p>
      <text:p text:style-name="P51"><text:span text:style-name="T23">$ git </text:span><text:span text:style-name="T37">(</text:span><text:span text:style-name="T23">pull </text:span><text:span text:style-name="T37">or</text:span><text:span text:style-name="T23"> push</text:span><text:span text:style-name="T37">)</text:span><text:span text:style-name="T23"> </text:span><text:span text:style-name="T60">-u</text:span><text:span text:style-name="T24"> </text:span><text:span text:style-name="T29">origin</text:span><text:span text:style-name="T7"> </text:span><text:span text:style-name="T24">master</text:span></text:p>
      <text:p text:style-name="P41">تغییرات origin را بر روی master می‌نویسد (pull می‌کند) یا تغییرات master را بر روی origin می‌نویسد. (push می‌کند)</text:p>
      <text:p text:style-name="P11">دفعه بعد دیگر نیازی نیست origin و master را بنویسیم. <text:span text:style-name="T38">فقط کافیست تایپ کنیم: </text:span></text:p>
      <text:p text:style-name="P52"><text:span text:style-name="T23">$ git </text:span><text:span text:style-name="T39">(</text:span><text:span text:style-name="T23">pull </text:span><text:span text:style-name="T39">or</text:span><text:span text:style-name="T23"> push</text:span><text:span text:style-name="T39">)</text:span></text:p>
      <text:p text:style-name="P43"/>
      <text:p text:style-name="P53"><text:span text:style-name="T23">$ git remote </text:span><text:span text:style-name="T29">add</text:span><text:span text:style-name="T23"> </text:span><text:span text:style-name="T24">origin</text:span><text:span text:style-name="T23"> </text:span><text:span text:style-name="T6">URL_ADDRESS</text:span></text:p>
      <text:p text:style-name="P12">یک آدرس اینترنتی را به عنوان برنچ ریموت اضافه می<text:span text:style-name="T40">‌</text:span>کند و نام آن را origin می‌گذارد.</text:p>
      <text:p text:style-name="P58">$ git show <text:span text:style-name="T8">COMMIT</text:span><text:span text:style-name="T3">_NUMBER</text:span></text:p>
      <text:p text:style-name="P13">نمایش تغییرات بر اساس شماره <text:span text:style-name="T41">‌commit</text:span> که می‌گوید که در شماره <text:span text:style-name="T41">commit</text:span> مورد نظر چه اتفاقی افتاده است.</text:p>
      <text:p text:style-name="P59"><text:soft-page-break/>$ git tag</text:p>
      <text:p text:style-name="P14">تگ‌های زده شده تا کنون را نشان می‌دهد.</text:p>
      <text:p text:style-name="P59">$ git tag <text:span text:style-name="T28">-a</text:span> SOME_TEXT <text:span text:style-name="T8">COMMIT</text:span><text:span text:style-name="T3">_NUMBER</text:span> <text:span text:style-name="T58">-m</text:span> ‘SOME_MESSAGES...’</text:p>
      <text:p text:style-name="P14">a- مخفف annotate (یه نوشته‌ای بذارم کنارش!) و با یک پیام متناسب <text:span text:style-name="T41">(با توجه به شماره commit درج شده)</text:span>.</text:p>
      <text:p text:style-name="P60">$ git tag <text:span text:style-name="T28">-a</text:span> SOME_TEXT <text:span text:style-name="T58">-m</text:span> ‘SOME_MESSAGES...’</text:p>
      <text:p text:style-name="P14">a- مخفف annotate (یه نوشته‌ای بذارم کنارش!) و با یک پیام متناسب <text:span text:style-name="T41">(آخرین commit زده شده)</text:span>.</text:p>
      <text:p text:style-name="P61">$ git tag <text:span text:style-name="T28">-</text:span><text:span text:style-name="T36">l</text:span><text:span text:style-name="T42"> “</text:span>SOME_<text:span text:style-name="T42">TEXT</text:span>”</text:p>
      <text:p text:style-name="P15">l- لیست تمام تگ‌هایی که در داخل دابل کوتیشن درخواست می‌کنیم را به ما می‌دهد. <text:span text:style-name="T42">مثال:</text:span></text:p>
      <text:p text:style-name="P61">$ git tag <text:span text:style-name="T28">-</text:span><text:span text:style-name="T36">l</text:span><text:span text:style-name="T42"> “V*</text:span>”</text:p>
      <text:p text:style-name="P15">لیست تمام تگ‌هایی که <text:span text:style-name="T43">با V شروع می‌شود</text:span> را به ما می‌دهد.</text:p>
      <text:p text:style-name="P62">$ git show <text:span text:style-name="T9">SOME_TAG</text:span></text:p>
      <text:p text:style-name="P27">نام ایجاد کننده، تاریخ ایجاد، تغییرات نسبت به commitهای قبلی و … بر اساس نام تگ را نمایش می‌دهد.</text:p>
      <text:p text:style-name="P54">$ git <text:span text:style-name="T23">push </text:span><text:span text:style-name="T29">origin</text:span><text:span text:style-name="T23"> </text:span><text:span text:style-name="T7">SOME_</text:span><text:span text:style-name="T10">TAG</text:span></text:p>
      <text:p text:style-name="P28">تگ مشخصی را بر روی origin می‌نویسد. (push می‌کند)</text:p>
      <text:p text:style-name="P54"><text:span text:style-name="T23">$ git push</text:span><text:span text:style-name="T24"> </text:span><text:span text:style-name="T29">origin</text:span><text:span text:style-name="T24"> </text:span><text:span text:style-name="T7">–-</text:span><text:span text:style-name="T10">tags</text:span></text:p>
      <text:p text:style-name="P28">تمام تگ‌ها را بر روی origin می‌نویسد. (push می‌کند)</text:p>
      <text:p text:style-name="P55">$ git <text:span text:style-name="T44">checkout </text:span><text:span text:style-name="T7">SOME_</text:span><text:span text:style-name="T10">TAG</text:span></text:p>
      <text:p text:style-name="P29">جابجایی بین تگ‌های مشخص.</text:p>
      <text:p text:style-name="P55">$ git <text:span text:style-name="T44">checkout </text:span><text:span text:style-name="T26">-b</text:span> <text:span text:style-name="T11">&lt;new-branch-name&gt;</text:span></text:p>
      <text:p text:style-name="P31">برای اینکه بتوان تغییراتی که روی تگ‌های مشخص (مثلا ورژن) قابل اعمال باشد باید شاخه (branch) جدیدی برای این کار ساخته شود.</text:p>
      <text:p text:style-name="P56">$ g<text:span text:style-name="T45">pg </text:span><text:span text:style-name="T33">--list-keys </text:span></text:p>
      <text:p text:style-name="P30">لیست کلیدهای موجود در سیستم را نشان می‌دهد.</text:p>
      <text:p text:style-name="P56">$ g<text:span text:style-name="T45">pg </text:span><text:span text:style-name="T33">--gen-key </text:span></text:p>
      <text:p text:style-name="P33">برای تولید کلید عمومی و خصوصی جدید.</text:p>
      <text:p text:style-name="P57">$ git <text:span text:style-name="T46">config </text:span><text:span text:style-name="T34">--global</text:span><text:span text:style-name="T46"> </text:span><text:span text:style-name="T25">user.name</text:span></text:p>
      <text:p text:style-name="P34"><text:span text:style-name="T47">نمایش </text:span>نام کاربری عمومی.</text:p>
      <text:p text:style-name="P67">$ git <text:span text:style-name="T46">config </text:span><text:span text:style-name="T34">--global</text:span><text:span text:style-name="T46"> </text:span><text:span text:style-name="T25">user.email</text:span></text:p>
      <text:p text:style-name="P35"><text:span text:style-name="T47">نمایش ایمیل کاربر</text:span> عمومی.</text:p>
      <text:p text:style-name="P67"><text:soft-page-break/>$ git <text:span text:style-name="T46">config </text:span><text:span text:style-name="T34">--global</text:span><text:span text:style-name="T46"> </text:span><text:span text:style-name="T25">user.signingkey</text:span></text:p>
      <text:p text:style-name="P35"><text:span text:style-name="T47">نمایش کلید امضا عمومی</text:span>.</text:p>
      <text:p text:style-name="P68">$ g<text:span text:style-name="T45">pg </text:span><text:span text:style-name="T33">--list-secret-keys</text:span><text:span text:style-name="T45"> </text:span><text:span text:style-name="T27">--keyid-format</text:span><text:span text:style-name="T45"> </text:span><text:span text:style-name="T61">LONG</text:span></text:p>
      <text:p text:style-name="P36">نمایش کلید ایجاد شده.</text:p>
      <text:p text:style-name="P69">$ git <text:span text:style-name="T46">config </text:span><text:span text:style-name="T34">--global</text:span><text:span text:style-name="T46"> </text:span><text:span text:style-name="T25">user.signingkey</text:span><text:span text:style-name="T49"> </text:span><text:span text:style-name="T50">sec</text:span><text:span text:style-name="T51"> <text:s text:c="2"/></text:span><text:span text:style-name="T50">rsa3072/</text:span><text:span text:style-name="T48">26EB79AE89CD20D0</text:span></text:p>
      <text:p text:style-name="P36">اعمال کلید ایجاد شده توسط gpg.</text:p>
      <text:p text:style-name="P70">$ git tag <text:span text:style-name="T28">-</text:span><text:span text:style-name="T32">s</text:span> SOME_TEXT <text:span text:style-name="T58">-m</text:span> ‘<text:span text:style-name="T3">SOME_MESSAGES...</text:span>’</text:p>
      <text:p text:style-name="P37"><text:span text:style-name="T55">s</text:span>- مخفف <text:span text:style-name="T55">sign</text:span> (<text:span text:style-name="T55">امضاش کن</text:span>!) و با یک پیام متناسب <text:span text:style-name="T41">(آخرین commit زده شده)</text:span>.</text:p>
      <text:p text:style-name="P63">$ git show <text:span text:style-name="T9">SOME_TAG</text:span><text:span text:style-name="T12">_SIGNED</text:span></text:p>
      <text:p text:style-name="P38">نام ایجاد کننده، تاریخ ایجاد، <text:span text:style-name="T12">امضای ایجاد کننده</text:span><text:span text:style-name="T55">، </text:span>تغییرات نسبت به commitهای قبلی و … بر اساس نام تگ را نمایش می‌دهد.</text:p>
      <text:p text:style-name="P71">$ git tag <text:span text:style-name="T28">-</text:span><text:span text:style-name="T31">v</text:span><text:span text:style-name="T56"> </text:span><text:span text:style-name="T9">SOME_TAG</text:span><text:span text:style-name="T12">_SIGNED</text:span></text:p>
      <text:p text:style-name="P39"><text:span text:style-name="T56">برای اطمینان از امضای </text:span>ت<text:span text:style-name="T56">گی</text:span> <text:span text:style-name="T56">مشخص از این دستور استفاده می‌شود.</text:span></text:p>
      <text:p text:style-name="P65"><text:span text:style-name="T15">$</text:span> git commit <text:span text:style-name="T28">-</text:span><text:span text:style-name="T30">S</text:span><text:span text:style-name="T57"> </text:span><text:span text:style-name="T58">-m</text:span> ‘<text:span text:style-name="T3">SOME Messages ...</text:span>’</text:p>
      <text:p text:style-name="P40"><text:span text:style-name="T57">با اضافه کردن </text:span><text:span text:style-name="T30">S-</text:span><text:span text:style-name="T57"> این commit امضا می‌شود.</text:span></text:p>
      <text:p text:style-name="P75"><text:span text:style-name="T15">$</text:span> git <text:span text:style-name="T62">help </text:span><text:span text:style-name="T3">COMMAND</text:span><text:span text:style-name="T62"> </text:span></text:p>
      <text:p text:style-name="P81">برای دیدن راهنمای هر دستور به صورت بالا عمل نمایید.</text:p>
      <text:p text:style-name="P76"><text:span text:style-name="T15">$</text:span> git <text:span text:style-name="T63">blame</text:span><text:span text:style-name="T13"> NAME_OF_FILE </text:span><text:span text:style-name="T65">-L</text:span><text:span text:style-name="T70">{NUMBER_OF_LINE}</text:span><text:span text:style-name="T62"> </text:span></text:p>
      <text:p text:style-name="P82">برای مشاهده تغییرات و مسئول ایجاد <text:span text:style-name="T14">(نفری که تغییرات را انجام داده است)</text:span> آن در یک فایل (و به طور در دقیق‌تر با سوئیچ L- در یک خط مشخص یا در چندین خط) از دستور بالا استفاده می‌شود. به طور مثال:</text:p>
      <text:p text:style-name="P76"><text:span text:style-name="T15">$</text:span> git <text:span text:style-name="T63">blame</text:span><text:span text:style-name="T13"> NAME_OF_FILE </text:span><text:span text:style-name="T65">-L</text:span><text:span text:style-name="T70">8</text:span></text:p>
      <text:p text:style-name="P82">مشاهده تغییرات و مسئول ایجاد آن در فایل<text:span text:style-name="T63">ی مشخص </text:span>و در خط 8</text:p>
      <text:p text:style-name="P76"><text:span text:style-name="T15">$</text:span> git <text:span text:style-name="T63">blame</text:span><text:span text:style-name="T13"> NAME_OF_FILE </text:span><text:span text:style-name="T65">-L</text:span><text:span text:style-name="T70">8,10</text:span><text:span text:style-name="T62"> </text:span></text:p>
      <text:p text:style-name="P82">مشاهده تغییرات و مسئول ایجاد آن در فایل<text:span text:style-name="T63">ی مشخص </text:span>و در خط 8 <text:span text:style-name="T63">تا 10</text:span></text:p>
      <text:p text:style-name="P77"><text:span text:style-name="T15">$</text:span> git <text:span text:style-name="T63">bisect </text:span><text:span text:style-name="T65">start</text:span></text:p>
      <text:p text:style-name="P77"><text:span text:style-name="T71">bi</text:span><text:span text:style-name="T52">nary</text:span><text:span text:style-name="T74"> </text:span><text:span text:style-name="T71">se</text:span><text:span text:style-name="T52">arch</text:span><text:span text:style-name="T74"> </text:span><text:span text:style-name="T71">c</text:span><text:span text:style-name="T52">ommi</text:span><text:span text:style-name="T71">t </text:span></text:p>
      <text:p text:style-name="P83">به منظور خطایابی در کد زده شده از این دستور استفاده می‌‌شود. در ابتدای امر باید در بالاترین سطح (دایرکتوری) باشید. با اعمال دستور فوق می‌توانید عملیات را شروع نمایید.</text:p>
      <text:p text:style-name="P78"><text:span text:style-name="T15">$</text:span> git <text:span text:style-name="T63">bisect </text:span><text:span text:style-name="T66">bad</text:span><text:span text:style-name="T72"> </text:span><text:span text:style-name="T73">COMMIT_NUMBER</text:span></text:p>
      <text:p text:style-name="P80"><text:soft-page-break/><text:span text:style-name="T75">با دستور فوق اعلام می‌کنید که وضعیت در اینجایی که هستید بد است (البته اگر در ادامه دستور فوق</text:span><text:span text:style-name="T64"> </text:span><text:span text:style-name="T75">commit number ای هم زده شود نشان می‌دهد که وضعیت در آن commit بد است)</text:span></text:p>
      <text:p text:style-name="P79">$ git bisect <text:span text:style-name="T64">good</text:span><text:span text:style-name="T80"> </text:span><text:span text:style-name="T81">COMMIT_NUMBER</text:span></text:p>
      <text:p text:style-name="P83">در ادامه‌ی دستور فوق،‌ گیت برای شما در commit های قبلی جستجو کرده و با مقایسه تغییرات به شما پیشنهاد می‌دهد که مثلا<text:span text:style-name="T76">ً</text:span> در commit های قبلی فلان commit خوب است؟ که اگر با آن موافق بودید <text:span text:style-name="T76">(یعنی باگ ایجاد شده برطرف می‌شد!)</text:span> می‌توانید از دستور بالا استفاده فرمایی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IRANSans" svg:font-family="IRAN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08:35:24.142790383</meta:creation-date>
    <dc:date>2019-06-23T08:28:38.657033919</dc:date>
    <meta:editing-duration>PT3H17M16S</meta:editing-duration>
    <meta:editing-cycles>42</meta:editing-cycles>
    <meta:generator>LibreOffice/6.0.7.3$Linux_X86_64 LibreOffice_project/00m0$Build-3</meta:generator>
    <meta:document-statistic meta:table-count="0" meta:image-count="0" meta:object-count="0" meta:page-count="5" meta:paragraph-count="112" meta:word-count="1000" meta:character-count="5160" meta:non-whitespace-character-count="4268"/>
  </office:meta>
</office:document-meta>
</file>